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weight="normal" officeooo:paragraph-rsid="000a3a94"/>
    </style:style>
    <style:style style:name="P7" style:family="paragraph" style:parent-style-name="Standard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8" style:family="paragraph" style:parent-style-name="Standard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9" style:family="paragraph" style:parent-style-name="Standard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10" style:family="paragraph" style:parent-style-name="Standard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11" style:family="paragraph" style:parent-style-name="Standard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12" style:family="paragraph" style:parent-style-name="Standard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officeooo:paragraph-rsid="0009eb20"/>
    </style:style>
    <style:style style:name="P1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3a94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35039f9d-7fff-ff3b-d420-dd5880b1dc57"/>ESTRUTURA DE UMA CONSULTA</text:p>
      <text:p text:style-name="Text_20_body"/>
      <text:p text:style-name="P5"><text:span text:style-name="T2">SELECT</text:span><text:span text:style-name="T4"> </text:span><text:span text:style-name="T1">Lista de atributos</text:span></text:p>
      <text:p text:style-name="P5"><text:span text:style-name="T2">FROM</text:span><text:span text:style-name="T4"> </text:span><text:span text:style-name="T1">Lista de tabelas</text:span></text:p>
      <text:p text:style-name="P5"><text:span text:style-name="T2">WHERE</text:span><text:span text:style-name="T4"> </text:span><text:span text:style-name="T1">Condições</text:span></text:p>
      <text:p text:style-name="Text_20_body"/>
      <text:p text:style-name="P2">Para verificar se as consultas estão corretas, utilize o banco de dados chamado codeacademy que foi disponibilizado.</text:p>
      <text:p text:style-name="Text_20_body"/>
      <text:p text:style-name="P2">Exercícios:</text:p>
      <text:p text:style-name="Text_20_body"/>
      <text:list text:style-name="L1">
        <text:list-item>
          <text:p text:style-name="P13">Listar o código, nome, endereço, nome da cidade, nome do estado dos vendedores cadastrados.</text:p>
          <text:p text:style-name="P13"/>
          <text:p text:style-name="P7"><text:s/>SELECT codVendedor, nome, endereco,codCidade, cep from vendedor;</text:p>
        </text:list-item>
      </text:list>
      <text:p text:style-name="Text_20_body"/>
      <text:list text:style-name="L2">
        <text:list-item>
          <text:p text:style-name="P21"><text:span text:style-name="T4"> </text:span><text:span text:style-name="T3">Listar o código da venda, data de venda, nome do vendedor de todas as vendas com status de ‘Despachada’.</text:span></text:p>
          <text:p text:style-name="P21"><text:span text:style-name="T3"/></text:p>
          <text:p text:style-name="P8">SELECT codVenda, dataVenda, nome FROM venda, vendedor WHERE status = "Despachada";</text:p>
          <text:p text:style-name="P21"><text:span text:style-name="T3"/></text:p>
        </text:list-item>
      </text:list>
      <text:list text:style-name="L3">
        <text:list-item>
          <text:p text:style-name="P14">Listar os clientes pessoa física que moram na Rua Marechal Floriano, 56.</text:p>
          <text:p text:style-name="P14"/>
          <text:p text:style-name="P14">SELECT * FROM cliente WHERE endereco = "Rua Marechal Floriano, 56";</text:p>
          <text:p text:style-name="P12"/>
        </text:list-item>
      </text:list>
      <text:list text:style-name="L4">
        <text:list-item>
          <text:p text:style-name="P15">Listar todas as informações dos clientes que são pessoas jurídicas.</text:p>
          <text:p text:style-name="P15"/>
          <text:p text:style-name="P9">SELECT * FROM clienteJuridico;</text:p>
        </text:list-item>
      </text:list>
      <text:p text:style-name="Text_20_body"/>
      <text:list text:style-name="L5">
        <text:list-item>
          <text:p text:style-name="P16">Listar o nome fantasia, endereço, telefone, nome da cidade, sigla do estado de todos os clientes jurídicos que foram cadastrados entre 01/01/1999 e 30/06/2003.</text:p>
        </text:list-item>
      </text:list>
      <text:p text:style-name="P3"/>
      <text:p text:style-name="P3"><text:tab/>SELECT nomeFantasia, endereco, telefone, siglaEstado from clienteJuridico, cliente, <text:tab/>estado WHERE dataCadastro BETWEEN '1999-01-01' AND '2003-06-30'; </text:p>
      <text:p text:style-name="P1"><text:tab/></text:p>
      <text:p text:style-name="Text_20_body"/>
      <text:list text:style-name="L6">
        <text:list-item>
          <text:p text:style-name="P17">Listar o nome dos vendedores que realizaram vendas para o cliente pessoa jurídica com nome fantasia ‘Gelinski’.</text:p>
          <text:p text:style-name="P17"><text:soft-page-break/></text:p>
          <text:p text:style-name="P10"><text:s/>SELECT nome FROM vendedor, clienteJuridico WHERE nomeFantasia = 'Gelinski';</text:p>
        </text:list-item>
      </text:list>
      <text:p text:style-name="Text_20_body"/>
      <text:list text:style-name="L7">
        <text:list-item>
          <text:p text:style-name="P18">Listar o código, o número do lote e o nome dos produtos que estão com a data de validade vencida.</text:p>
          <text:p text:style-name="P18"/>
          <text:p text:style-name="P11">SELECT codProduto, numeroLote, nome FROM produtoLote WHERE dataValidade &lt; '2024-09-23';</text:p>
        </text:list-item>
      </text:list>
      <text:p text:style-name="Text_20_body"/>
      <text:list text:style-name="L8">
        <text:list-item>
          <text:p text:style-name="P19">Listar o nome dos departamentos e o nome dos vendedores neles lotados.</text:p>
          <text:p text:style-name="P19"/>
        </text:list-item>
      </text:list>
      <text:p text:style-name="P20"><text:tab/>SELECT d.nome AS nome_departamento, v.nome AS nome_vendedor</text:p>
      <text:p text:style-name="P20"><text:tab/>FROM departamento AS d</text:p>
      <text:p text:style-name="P6"><text:span text:style-name="T1"><text:tab/>JOIN vendedor AS v ON d.codDepartamento = v.codDepartamento;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4.2$Linux_X86_64 LibreOffice_project/420$Build-2</meta:generator>
    <dc:date>2024-09-23T16:37:28.626540344</dc:date>
    <meta:editing-duration>PT7M9S</meta:editing-duration>
    <meta:editing-cycles>3</meta:editing-cycles>
    <meta:document-statistic meta:table-count="0" meta:image-count="0" meta:object-count="0" meta:page-count="2" meta:paragraph-count="25" meta:word-count="254" meta:character-count="1705" meta:non-whitespace-character-count="1472"/>
  </office:meta>
</office:document-meta>
</file>